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2.10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66ffff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1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B_w_01186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67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8</text:p>
          </table:table-cell>
          <table:table-cell office:value-type="string">
            <text:p>munt</text:p>
          </table:table-cell>
          <table:table-cell office:value-type="string">
            <text:p>m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9</text:p>
          </table:table-cell>
          <table:table-cell office:value-type="string">
            <text:p>avale</text:p>
          </table:table-cell>
          <table:table-cell office:value-type="string">
            <text:p>av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1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872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3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4</text:p>
          </table:table-cell>
          <table:table-cell office:value-type="string">
            <text:p>batalle</text:p>
          </table:table-cell>
          <table:table-cell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5</text:p>
          </table:table-cell>
          <table:table-cell office:value-type="string">
            <text:p>ameine</text:p>
          </table:table-cell>
          <table:table-cell office:value-type="string">
            <text:p>a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7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_w_011877</text:p>
          </table:table-cell>
          <table:table-cell table:style-name="ce2" office:value-type="string">
            <text:p>atropez</text:p>
          </table:table-cell>
          <table:table-cell table:style-name="ce2"/>
          <table:table-cell table:style-name="ce2"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8</text:p>
          </table:table-cell>
          <table:table-cell office:value-type="string">
            <text:p>dis</text:p>
          </table:table-cell>
          <table:table-cell office:value-type="string">
            <text:p>dis1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9</text:p>
          </table:table-cell>
          <table:table-cell office:value-type="string">
            <text:p>mille</text:p>
          </table:table-cell>
          <table:table-cell office:value-type="string">
            <text:p>mi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880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1881</text:p>
          </table:table-cell>
          <table:table-cell office:value-type="string">
            <text:p>sis</text:p>
          </table:table-cell>
          <table:table-cell office:value-type="string">
            <text:p>sis1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882</text:p>
          </table:table-cell>
          <table:table-cell office:value-type="string">
            <text:p>guie</text:p>
          </table:table-cell>
          <table:table-cell office:value-type="string">
            <text:p>gu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883</text:p>
          </table:table-cell>
          <table:table-cell office:value-type="string">
            <text:p>Barbar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84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85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6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1887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8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889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890</text:p>
          </table:table-cell>
          <table:table-cell office:value-type="string">
            <text:p>serrez</text:p>
          </table:table-cell>
          <table:table-cell office:value-type="string">
            <text:p>ser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2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893</text:p>
          </table:table-cell>
          <table:table-cell office:value-type="string">
            <text:p>El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96</text:p>
          </table:table-cell>
          <table:table-cell office:value-type="string">
            <text:p>encontre</text:p>
          </table:table-cell>
          <table:table-cell office:value-type="string">
            <text:p>encontre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897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899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0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02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_w_011903</text:p>
          </table:table-cell>
          <table:table-cell office:value-type="string">
            <text:p>adurez</text:p>
          </table:table-cell>
          <table:table-cell office:value-type="string">
            <text:p>adur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04</text:p>
          </table:table-cell>
          <table:table-cell office:value-type="string">
            <text:p>Neel</text:p>
          </table:table-cell>
          <table:table-cell office:value-type="string">
            <text:p>be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06</text:p>
          </table:table-cell>
          <table:table-cell office:value-type="string">
            <text:p>Nantes</text:p>
          </table:table-cell>
          <table:table-cell office:value-type="string">
            <text:p>han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7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08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9</text:p>
          </table:table-cell>
          <table:table-cell office:value-type="string">
            <text:p>afeltrez</text:p>
          </table:table-cell>
          <table:table-cell office:value-type="string">
            <text:p>asseü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10</text:p>
          </table:table-cell>
          <table:table-cell office:value-type="string">
            <text:p>mallo</text:p>
          </table:table-cell>
          <table:table-cell office:value-type="string">
            <text:p>ma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1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12</text:p>
          </table:table-cell>
          <table:table-cell office:value-type="string">
            <text:p>Francs</text:p>
          </table:table-cell>
          <table:table-cell office:value-type="string">
            <text:p>fra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13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14</text:p>
          </table:table-cell>
          <table:table-cell office:value-type="string">
            <text:p>fierez</text:p>
          </table:table-cell>
          <table:table-cell office:value-type="string">
            <text:p>ac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15</text:p>
          </table:table-cell>
          <table:table-cell office:value-type="string">
            <text:p>Gui</text:p>
          </table:table-cell>
          <table:table-cell office:value-type="string">
            <text:p>il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16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17</text:p>
          </table:table-cell>
          <table:table-cell office:value-type="string">
            <text:p>Custances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1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191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20</text:p>
          </table:table-cell>
          <table:table-cell office:value-type="string">
            <text:p>Bigoz</text:p>
          </table:table-cell>
          <table:table-cell office:value-type="string">
            <text:p>bien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21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2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23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24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25</text:p>
          </table:table-cell>
          <table:table-cell office:value-type="string">
            <text:p>healmes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2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8</text:p>
          </table:table-cell>
          <table:table-cell office:value-type="string">
            <text:p>l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2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3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1931</text:p>
          </table:table-cell>
          <table:table-cell office:value-type="string">
            <text:p>aver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3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33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193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36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37</text:p>
          </table:table-cell>
          <table:table-cell office:value-type="string">
            <text:p>pasm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8</text:p>
          </table:table-cell>
          <table:table-cell office:value-type="string">
            <text:p>Troias</text:p>
          </table:table-cell>
          <table:table-cell office:value-type="string">
            <text:p>tro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3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0</text:p>
          </table:table-cell>
          <table:table-cell office:value-type="string">
            <text:p>Ber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43</text:p>
          </table:table-cell>
          <table:table-cell office:value-type="string">
            <text:p>Malfruit</text:p>
          </table:table-cell>
          <table:table-cell office:value-type="string">
            <text:p>meillo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44</text:p>
          </table:table-cell>
          <table:table-cell office:value-type="string">
            <text:p>justez</text:p>
          </table:table-cell>
          <table:table-cell office:value-type="string">
            <text:p>jos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6</text:p>
          </table:table-cell>
          <table:table-cell office:value-type="string">
            <text:p>paienz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7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4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9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1950</text:p>
          </table:table-cell>
          <table:table-cell office:value-type="string">
            <text:p>empennez</text:p>
          </table:table-cell>
          <table:table-cell office:value-type="string">
            <text:p>empener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5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3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4</text:p>
          </table:table-cell>
          <table:table-cell table:number-columns-repeated="2" office:value-type="string">
            <text:p>l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5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5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58</text:p>
          </table:table-cell>
          <table:table-cell office:value-type="string">
            <text:p>ascemez</text:p>
          </table:table-cell>
          <table:table-cell office:value-type="string">
            <text:p>ace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5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6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1961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64</text:p>
          </table:table-cell>
          <table:table-cell office:value-type="string">
            <text:p>escus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6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67</text:p>
          </table:table-cell>
          <table:table-cell office:value-type="string">
            <text:p>fez</text:p>
          </table:table-cell>
          <table:table-cell office:value-type="string">
            <text:p>f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6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69</text:p>
          </table:table-cell>
          <table:table-cell office:value-type="string">
            <text:p>Troians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0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7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75</text:p>
          </table:table-cell>
          <table:table-cell office:value-type="string">
            <text:p>assenez</text:p>
          </table:table-cell>
          <table:table-cell office:value-type="string">
            <text:p>as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76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19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9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198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2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83</text:p>
          </table:table-cell>
          <table:table-cell office:value-type="string">
            <text:p>quirs</text:p>
          </table:table-cell>
          <table:table-cell office:value-type="string">
            <text:p>cu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4</text:p>
          </table:table-cell>
          <table:table-cell office:value-type="string">
            <text:p>severez</text:p>
          </table:table-cell>
          <table:table-cell office:value-type="string">
            <text:p>fev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8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87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8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90</text:p>
          </table:table-cell>
          <table:table-cell office:value-type="string">
            <text:p>pleiz</text:p>
          </table:table-cell>
          <table:table-cell office:value-type="string">
            <text:p>ploi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91</text:p>
          </table:table-cell>
          <table:table-cell office:value-type="string">
            <text:p>descloez</text:p>
          </table:table-cell>
          <table:table-cell office:value-type="string">
            <text:p>des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2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93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5</text:p>
          </table:table-cell>
          <table:table-cell office:value-type="string">
            <text:p>quisse</text:p>
          </table:table-cell>
          <table:table-cell office:value-type="string">
            <text:p>cuiss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8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9</text:p>
          </table:table-cell>
          <table:table-cell office:value-type="string">
            <text:p>volez</text:p>
          </table:table-cell>
          <table:table-cell office:value-type="string">
            <text:p>v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0</text:p>
          </table:table-cell>
          <table:table-cell office:value-type="string">
            <text:p>Troiaas</text:p>
          </table:table-cell>
          <table:table-cell office:value-type="string">
            <text:p>tro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2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03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004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5</text:p>
          </table:table-cell>
          <table:table-cell office:value-type="string">
            <text:p>adurez</text:p>
          </table:table-cell>
          <table:table-cell office:value-type="string">
            <text:p>adur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6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7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08</text:p>
          </table:table-cell>
          <table:table-cell office:value-type="string">
            <text:p>garir</text:p>
          </table:table-cell>
          <table:table-cell office:value-type="string">
            <text:p>lor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00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0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011</text:p>
          </table:table-cell>
          <table:table-cell office:value-type="string">
            <text:p>auberc</text:p>
          </table:table-cell>
          <table:table-cell office:value-type="string">
            <text:p>hauberc</text:p>
          </table:table-cell>
          <table:table-cell office:value-type="string">
            <text:p>VERin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2</text:p>
          </table:table-cell>
          <table:table-cell office:value-type="string">
            <text:p>saffrez</text:p>
          </table:table-cell>
          <table:table-cell office:value-type="string">
            <text:p>navrer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4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7</text:p>
          </table:table-cell>
          <table:table-cell office:value-type="string">
            <text:p>hanste</text:p>
          </table:table-cell>
          <table:table-cell office:value-type="string">
            <text:p>han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9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0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22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23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4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5</text:p>
          </table:table-cell>
          <table:table-cell office:value-type="string">
            <text:p>abati</text:p>
          </table:table-cell>
          <table:table-cell office:value-type="string">
            <text:p>aba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2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8</text:p>
          </table:table-cell>
          <table:table-cell office:value-type="string">
            <text:p>ultre</text:p>
          </table:table-cell>
          <table:table-cell office:value-type="string">
            <text:p>outr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29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30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3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2</text:p>
          </table:table-cell>
          <table:table-cell table:number-columns-repeated="2" office:value-type="string">
            <text:p>trave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35</text:p>
          </table:table-cell>
          <table:table-cell office:value-type="string">
            <text:p>feru</text:p>
          </table:table-cell>
          <table:table-cell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6</text:p>
          </table:table-cell>
          <table:table-cell office:value-type="string">
            <text:p>Corsabrez</text:p>
          </table:table-cell>
          <table:table-cell office:value-type="string">
            <text:p>cursabl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37</text:p>
          </table:table-cell>
          <table:table-cell office:value-type="string">
            <text:p>su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3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9</text:p>
          </table:table-cell>
          <table:table-cell office:value-type="string">
            <text:p>mammele</text:p>
          </table:table-cell>
          <table:table-cell office:value-type="string">
            <text:p>mar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4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42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4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044</text:p>
          </table:table-cell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4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048</text:p>
          </table:table-cell>
          <table:table-cell office:value-type="string">
            <text:p>pleiz</text:p>
          </table:table-cell>
          <table:table-cell office:value-type="string">
            <text:p>al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0</text:p>
          </table:table-cell>
          <table:table-cell office:value-type="string">
            <text:p>gunfanun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1</text:p>
          </table:table-cell>
          <table:table-cell office:value-type="string">
            <text:p>butez</text:p>
          </table:table-cell>
          <table:table-cell office:value-type="string">
            <text:p>bot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5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5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7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59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60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6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62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4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6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6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7</text:p>
          </table:table-cell>
          <table:table-cell office:value-type="string">
            <text:p>fin</text:p>
          </table:table-cell>
          <table:table-cell office:value-type="string">
            <text:p>fin1|f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6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2</text:p>
          </table:table-cell>
          <table:table-cell office:value-type="string">
            <text:p>Eleins</text:p>
          </table:table-cell>
          <table:table-cell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3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75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7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78</text:p>
          </table:table-cell>
          <table:table-cell office:value-type="string">
            <text:p>pleint</text:p>
          </table:table-cell>
          <table:table-cell office:value-type="string">
            <text:p>plaindr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079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8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81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82</text:p>
          </table:table-cell>
          <table:table-cell office:value-type="string">
            <text:p>soer</text:p>
          </table:table-cell>
          <table:table-cell office:value-type="string">
            <text:p>se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3</text:p>
          </table:table-cell>
          <table:table-cell office:value-type="string">
            <text:p>est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84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8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8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7</text:p>
          </table:table-cell>
          <table:table-cell office:value-type="string">
            <text:p>vengast</text:p>
          </table:table-cell>
          <table:table-cell office:value-type="string">
            <text:p>veng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08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0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1</text:p>
          </table:table-cell>
          <table:table-cell office:value-type="string">
            <text:p>Corsabrez</text:p>
          </table:table-cell>
          <table:table-cell office:value-type="string">
            <text:p>cursabl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5</text:p>
          </table:table-cell>
          <table:table-cell table:number-columns-repeated="2" office:value-type="string">
            <text:p>travers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9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98</text:p>
          </table:table-cell>
          <table:table-cell office:value-type="string">
            <text:p>Barbez</text:p>
          </table:table-cell>
          <table:table-cell office:value-type="string">
            <text:p>barb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9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0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1</text:p>
          </table:table-cell>
          <table:table-cell office:value-type="string">
            <text:p>Eleins</text:p>
          </table:table-cell>
          <table:table-cell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2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05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7</text:p>
          </table:table-cell>
          <table:table-cell office:value-type="string">
            <text:p>brandist</text:p>
          </table:table-cell>
          <table:table-cell office:value-type="string">
            <text:p>brand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08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09</text:p>
          </table:table-cell>
          <table:table-cell table:number-columns-repeated="2" office:value-type="string">
            <text:p>l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2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14</text:p>
          </table:table-cell>
          <table:table-cell office:value-type="string">
            <text:p>quarrez</text:p>
          </table:table-cell>
          <table:table-cell office:value-type="string">
            <text:p>carr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15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8</text:p>
          </table:table-cell>
          <table:table-cell office:value-type="string">
            <text:p>perce</text:p>
          </table:table-cell>
          <table:table-cell office:value-type="string">
            <text:p>pe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19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21</text:p>
          </table:table-cell>
          <table:table-cell office:value-type="string">
            <text:p>entur</text:p>
          </table:table-cell>
          <table:table-cell office:value-type="string">
            <text:p>ent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22</text:p>
          </table:table-cell>
          <table:table-cell office:value-type="string">
            <text:p>listez</text:p>
          </table:table-cell>
          <table:table-cell office:value-type="string">
            <text:p>lis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2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24</text:p>
          </table:table-cell>
          <table:table-cell office:value-type="string">
            <text:p>riches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25</text:p>
          </table:table-cell>
          <table:table-cell office:value-type="string">
            <text:p>pieres</text:p>
          </table:table-cell>
          <table:table-cell office:value-type="string">
            <text:p>piere|pier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2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12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28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29</text:p>
          </table:table-cell>
          <table:table-cell office:value-type="string">
            <text:p>neelez</text:p>
          </table:table-cell>
          <table:table-cell office:value-type="string">
            <text:p>në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2</text:p>
          </table:table-cell>
          <table:table-cell office:value-type="string">
            <text:p>tresturne</text:p>
          </table:table-cell>
          <table:table-cell office:value-type="string">
            <text:p>trest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3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3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5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36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37</text:p>
          </table:table-cell>
          <table:table-cell office:value-type="string">
            <text:p>tenez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8</text:p>
          </table:table-cell>
          <table:table-cell office:value-type="string">
            <text:p>mielz</text:p>
          </table:table-cell>
          <table:table-cell office:value-type="string">
            <text:p>mieu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0</text:p>
          </table:table-cell>
          <table:table-cell office:value-type="string">
            <text:p>venis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1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42</text:p>
          </table:table-cell>
          <table:table-cell office:value-type="string">
            <text:p>ariere</text:p>
          </table:table-cell>
          <table:table-cell office:value-type="string">
            <text:p>arie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43</text:p>
          </table:table-cell>
          <table:table-cell office:value-type="string">
            <text:p>ussez</text:p>
          </table:table-cell>
          <table:table-cell office:value-type="string">
            <text:p>ester|est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44</text:p>
          </table:table-cell>
          <table:table-cell office:value-type="string">
            <text:p>estez</text:p>
          </table:table-cell>
          <table:table-cell office:value-type="string">
            <text:p>ester|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5</text:p>
          </table:table-cell>
          <table:table-cell office:value-type="string">
            <text:p>beils</text:p>
          </table:table-cell>
          <table:table-cell office:value-type="string">
            <text:p>po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8</text:p>
          </table:table-cell>
          <table:table-cell office:value-type="string">
            <text:p>jurs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5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5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52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5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55</text:p>
          </table:table-cell>
          <table:table-cell office:value-type="string">
            <text:p>pudrere</text:p>
          </table:table-cell>
          <table:table-cell office:value-type="string">
            <text:p>garir|guarir|guerir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21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5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59</text:p>
          </table:table-cell>
          <table:table-cell office:value-type="string">
            <text:p>airs</text:p>
          </table:table-cell>
          <table:table-cell office:value-type="string">
            <text:p>ai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0</text:p>
          </table:table-cell>
          <table:table-cell office:value-type="string">
            <text:p>trublez</text:p>
          </table:table-cell>
          <table:table-cell office:value-type="string">
            <text:p>tor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1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2</text:p>
          </table:table-cell>
          <table:table-cell office:value-type="string">
            <text:p>caplissent</text:p>
          </table:table-cell>
          <table:table-cell office:value-type="string">
            <text:p>conois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6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6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6</text:p>
          </table:table-cell>
          <table:table-cell office:value-type="string">
            <text:p>olz</text:p>
          </table:table-cell>
          <table:table-cell office:value-type="string">
            <text:p>a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7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8</text:p>
          </table:table-cell>
          <table:table-cell office:value-type="string">
            <text:p>cornent</text:p>
          </table:table-cell>
          <table:table-cell office:value-type="string">
            <text:p>corn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69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170</text:p>
          </table:table-cell>
          <table:table-cell office:value-type="string">
            <text:p>crient</text:p>
          </table:table-cell>
          <table:table-cell office:value-type="string">
            <text:p>criemb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7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72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74</text:p>
          </table:table-cell>
          <table:table-cell office:value-type="string">
            <text:p>taburez</text:p>
          </table:table-cell>
          <table:table-cell office:value-type="string">
            <text:p>navrer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175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6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7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78</text:p>
          </table:table-cell>
          <table:table-cell office:value-type="string">
            <text:p>dirai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21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0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8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82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8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84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8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8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7</text:p>
          </table:table-cell>
          <table:table-cell table:number-columns-repeated="2"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90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9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92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19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94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9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19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97</text:p>
          </table:table-cell>
          <table:table-cell office:value-type="string">
            <text:p>ou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98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9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0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1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02</text:p>
          </table:table-cell>
          <table:table-cell office:value-type="string">
            <text:p>lambert</text:p>
          </table:table-cell>
          <table:table-cell office:value-type="string">
            <text:p>referi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0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04</text:p>
          </table:table-cell>
          <table:table-cell office:value-type="string">
            <text:p>averenche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05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0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08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9</text:p>
          </table:table-cell>
          <table:table-cell office:value-type="string">
            <text:p>liverez</text:p>
          </table:table-cell>
          <table:table-cell office:value-type="string">
            <text:p>na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11</text:p>
          </table:table-cell>
          <table:table-cell office:value-type="string">
            <text:p>Raul</text:p>
          </table:table-cell>
          <table:table-cell office:value-type="string">
            <text:p>fal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2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13</text:p>
          </table:table-cell>
          <table:table-cell office:value-type="string">
            <text:p>Bleives</text:p>
          </table:table-cell>
          <table:table-cell office:value-type="string">
            <text:p>plein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1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6</text:p>
          </table:table-cell>
          <table:table-cell office:value-type="string">
            <text:p>parz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2217</text:p>
          </table:table-cell>
          <table:table-cell office:value-type="string">
            <text:p>en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8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19</text:p>
          </table:table-cell>
          <table:table-cell office:value-type="string">
            <text:p>vivera</text:p>
          </table:table-cell>
          <table:table-cell office:value-type="string">
            <text:p>viv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20</text:p>
          </table:table-cell>
          <table:table-cell office:value-type="string">
            <text:p>gueres</text:p>
          </table:table-cell>
          <table:table-cell office:value-type="string">
            <text:p>gai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21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2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25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6</text:p>
          </table:table-cell>
          <table:table-cell office:value-type="string">
            <text:p>Gui</text:p>
          </table:table-cell>
          <table:table-cell office:value-type="string">
            <text:p>i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27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28</text:p>
          </table:table-cell>
          <table:table-cell office:value-type="string">
            <text:p>Custances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29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3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3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2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34</text:p>
          </table:table-cell>
          <table:table-cell office:value-type="string">
            <text:p>Tebald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3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36</text:p>
          </table:table-cell>
          <table:table-cell office:value-type="string">
            <text:p>Rues</text:p>
          </table:table-cell>
          <table:table-cell office:value-type="string">
            <text:p>rov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3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39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0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2</text:p>
          </table:table-cell>
          <table:table-cell office:value-type="string">
            <text:p>ci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3</text:p>
          </table:table-cell>
          <table:table-cell table:number-columns-repeated="2" office:value-type="string">
            <text:p>damag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4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46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7</text:p>
          </table:table-cell>
          <table:table-cell office:value-type="string">
            <text:p>restorez</text:p>
          </table:table-cell>
          <table:table-cell office:value-type="string">
            <text:p>rest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8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9</text:p>
          </table:table-cell>
          <table:table-cell office:value-type="string">
            <text:p>esquiers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0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2</text:p>
          </table:table-cell>
          <table:table-cell office:value-type="string">
            <text:p>nun</text:p>
          </table:table-cell>
          <table:table-cell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53</text:p>
          </table:table-cell>
          <table:table-cell office:value-type="string">
            <text:p>Amirez</text:p>
          </table:table-cell>
          <table:table-cell office:value-type="string">
            <text:p>ysorez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4</text:p>
          </table:table-cell>
          <table:table-cell office:value-type="string">
            <text:p>vavassur</text:p>
          </table:table-cell>
          <table:table-cell office:value-type="string">
            <text:p>javelo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59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0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1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6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63</text:p>
          </table:table-cell>
          <table:table-cell office:value-type="string">
            <text:p>Droün</text:p>
          </table:table-cell>
          <table:table-cell office:value-type="string">
            <text:p>droü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65</text:p>
          </table:table-cell>
          <table:table-cell office:value-type="string">
            <text:p>Riche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7</text:p>
          </table:table-cell>
          <table:table-cell office:value-type="string">
            <text:p>Fossez</text:p>
          </table:table-cell>
          <table:table-cell office:value-type="string">
            <text:p>fosse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8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69</text:p>
          </table:table-cell>
          <table:table-cell office:value-type="string">
            <text:p>damisals</text:p>
          </table:table-cell>
          <table:table-cell office:value-type="string">
            <text:p>ja+mais1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7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71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72</text:p>
          </table:table-cell>
          <table:table-cell office:value-type="string">
            <text:p>sei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73</text:p>
          </table:table-cell>
          <table:table-cell office:value-type="string">
            <text:p>ajustez</text:p>
          </table:table-cell>
          <table:table-cell office:value-type="string">
            <text:p>a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7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77</text:p>
          </table:table-cell>
          <table:table-cell office:value-type="string">
            <text:p>viel</text:p>
          </table:table-cell>
          <table:table-cell office:value-type="string">
            <text:p>vi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78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80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1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82</text:p>
          </table:table-cell>
          <table:table-cell office:value-type="string">
            <text:p>anz</text:p>
          </table:table-cell>
          <table:table-cell office:value-type="string">
            <text:p>avoir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83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84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5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6</text:p>
          </table:table-cell>
          <table:table-cell office:value-type="string">
            <text:p>prises</text:p>
          </table:table-cell>
          <table:table-cell office:value-type="string">
            <text:p>pren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7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8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9</text:p>
          </table:table-cell>
          <table:table-cell office:value-type="string">
            <text:p>qu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9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2</text:p>
          </table:table-cell>
          <table:table-cell office:value-type="string">
            <text:p>trovez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9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94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5</text:p>
          </table:table-cell>
          <table:table-cell office:value-type="string">
            <text:p>bliauz</text:p>
          </table:table-cell>
          <table:table-cell office:value-type="string">
            <text:p>blïau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29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8</text:p>
          </table:table-cell>
          <table:table-cell office:value-type="string">
            <text:p>li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9</text:p>
          </table:table-cell>
          <table:table-cell office:value-type="string">
            <text:p>veien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0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0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302</text:p>
          </table:table-cell>
          <table:table-cell table:number-columns-repeated="2" office:value-type="string">
            <text:p>ven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3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04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05</text:p>
          </table:table-cell>
          <table:table-cell office:value-type="string">
            <text:p>passent</text:p>
          </table:table-cell>
          <table:table-cell office:value-type="string">
            <text:p>passer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6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07</text:p>
          </table:table-cell>
          <table:table-cell office:value-type="string">
            <text:p>sis</text:p>
          </table:table-cell>
          <table:table-cell office:value-type="string">
            <text:p>son4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9</text:p>
          </table:table-cell>
          <table:table-cell office:value-type="string">
            <text:p>returnez</text:p>
          </table:table-cell>
          <table:table-cell office:value-type="string">
            <text:p>re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11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12</text:p>
          </table:table-cell>
          <table:table-cell office:value-type="string">
            <text:p>efforz</text:p>
          </table:table-cell>
          <table:table-cell office:value-type="string">
            <text:p>nav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1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5</text:p>
          </table:table-cell>
          <table:table-cell office:value-type="string">
            <text:p>reculez</text:p>
          </table:table-cell>
          <table:table-cell office:value-type="string">
            <text:p>recu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6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7</text:p>
          </table:table-cell>
          <table:table-cell office:value-type="string">
            <text:p>arpenz</text:p>
          </table:table-cell>
          <table:table-cell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1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0</text:p>
          </table:table-cell>
          <table:table-cell office:value-type="string">
            <text:p>mesurez</text:p>
          </table:table-cell>
          <table:table-cell office:value-type="string">
            <text:p>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2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324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5</text:p>
          </table:table-cell>
          <table:table-cell office:value-type="string">
            <text:p>acervelez</text:p>
          </table:table-cell>
          <table:table-cell office:value-type="string">
            <text:p>almaafl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2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9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0</text:p>
          </table:table-cell>
          <table:table-cell table:number-columns-repeated="2"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33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332</text:p>
          </table:table-cell>
          <table:table-cell office:value-type="string">
            <text:p>encombrez</text:p>
          </table:table-cell>
          <table:table-cell office:value-type="string">
            <text:p>encomb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3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3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5</text:p>
          </table:table-cell>
          <table:table-cell office:value-type="string">
            <text:p>parei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7</text:p>
          </table:table-cell>
          <table:table-cell office:value-type="string">
            <text:p>aresteit</text:p>
          </table:table-cell>
          <table:table-cell office:value-type="string">
            <text:p>arest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8</text:p>
          </table:table-cell>
          <table:table-cell office:value-type="string">
            <text:p>Corsabrez</text:p>
          </table:table-cell>
          <table:table-cell office:value-type="string">
            <text:p>cursabl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9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40</text:p>
          </table:table-cell>
          <table:table-cell office:value-type="string">
            <text:p>enseini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4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4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44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45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7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8</text:p>
          </table:table-cell>
          <table:table-cell office:value-type="string">
            <text:p>enbrace</text:p>
          </table:table-cell>
          <table:table-cell office:value-type="string">
            <text:p>embr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49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5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35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53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5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55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56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5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359</text:p>
          </table:table-cell>
          <table:table-cell office:value-type="string">
            <text:p>estrius</text:p>
          </table:table-cell>
          <table:table-cell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60</text:p>
          </table:table-cell>
          <table:table-cell office:value-type="string">
            <text:p>fermez</text:p>
          </table:table-cell>
          <table:table-cell office:value-type="string">
            <text:p>fermer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62</text:p>
          </table:table-cell>
          <table:table-cell office:value-type="string">
            <text:p>eu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6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364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65</text:p>
          </table:table-cell>
          <table:table-cell office:value-type="string">
            <text:p>granment</text:p>
          </table:table-cell>
          <table:table-cell office:value-type="string">
            <text:p>granmen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66</text:p>
          </table:table-cell>
          <table:table-cell office:value-type="string">
            <text:p>desturbez</text:p>
          </table:table-cell>
          <table:table-cell office:value-type="string">
            <text:p>destorber</text:p>
          </table:table-cell>
          <table:table-cell office:value-type="string">
            <text:p>VERppe</text:p>
          </table:table-cell>
          <table:table-cell table:number-columns-repeated="1020"/>
        </table:table-row>
        <table:table-row table:style-name="ro1">
          <table:table-cell office:value-type="string">
            <text:p>B_w_01236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36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6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73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4</text:p>
          </table:table-cell>
          <table:table-cell office:value-type="string">
            <text:p>Amirez</text:p>
          </table:table-cell>
          <table:table-cell office:value-type="string">
            <text:p>ysorez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7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76</text:p>
          </table:table-cell>
          <table:table-cell office:value-type="string">
            <text:p>teu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7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8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>
            <text:p>B_w_01237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0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1</text:p>
          </table:table-cell>
          <table:table-cell office:value-type="string">
            <text:p>frunt</text:p>
          </table:table-cell>
          <table:table-cell office:value-type="string">
            <text:p>fr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3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84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85</text:p>
          </table:table-cell>
          <table:table-cell office:value-type="string">
            <text:p>desuz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7</text:p>
          </table:table-cell>
          <table:table-cell office:value-type="string">
            <text:p>h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0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2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95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9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8</text:p>
          </table:table-cell>
          <table:table-cell office:value-type="string">
            <text:p>colp</text:p>
          </table:table-cell>
          <table:table-cell office:value-type="string">
            <text:p>cou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9</text:p>
          </table:table-cell>
          <table:table-cell office:value-type="string">
            <text:p>espontez</text:p>
          </table:table-cell>
          <table:table-cell office:value-type="string">
            <text:p>espagn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0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02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0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5</text:p>
          </table:table-cell>
          <table:table-cell office:value-type="string">
            <text:p>abandunez</text:p>
          </table:table-cell>
          <table:table-cell office:value-type="string">
            <text:p>aband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6</text:p>
          </table:table-cell>
          <table:table-cell office:value-type="string">
            <text:p>ig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0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08</text:p>
          </table:table-cell>
          <table:table-cell office:value-type="string">
            <text:p>saisis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09</text:p>
          </table:table-cell>
          <table:table-cell office:value-type="string">
            <text:p>Amirez</text:p>
          </table:table-cell>
          <table:table-cell office:value-type="string">
            <text:p>ac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11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12</text:p>
          </table:table-cell>
          <table:table-cell office:value-type="string">
            <text:p>vassals</text:p>
          </table:table-cell>
          <table:table-cell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1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5</text:p>
          </table:table-cell>
          <table:table-cell office:value-type="string">
            <text:p>emfes</text:p>
          </table:table-cell>
          <table:table-cell office:value-type="string">
            <text:p>enf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6</text:p>
          </table:table-cell>
          <table:table-cell office:value-type="string">
            <text:p>apelez</text:p>
          </table:table-cell>
          <table:table-cell office:value-type="string">
            <text:p>apeler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7</text:p>
          </table:table-cell>
          <table:table-cell office:value-type="string">
            <text:p>ço</text:p>
          </table:table-cell>
          <table:table-cell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19</text:p>
          </table:table-cell>
          <table:table-cell office:value-type="string">
            <text:p>Galdin</text:p>
          </table:table-cell>
          <table:table-cell office:value-type="string">
            <text:p>gald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2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21</text:p>
          </table:table-cell>
          <table:table-cell office:value-type="string">
            <text:p>Fauche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2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23</text:p>
          </table:table-cell>
          <table:table-cell office:value-type="string">
            <text:p>hastez</text:p>
          </table:table-cell>
          <table:table-cell office:value-type="string">
            <text:p>has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2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2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26</text:p>
          </table:table-cell>
          <table:table-cell office:value-type="string">
            <text:p>Aigremunt</text:p>
          </table:table-cell>
          <table:table-cell office:value-type="string">
            <text:p>fier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7</text:p>
          </table:table-cell>
          <table:table-cell office:value-type="string">
            <text:p>Baldewin</text:p>
          </table:table-cell>
          <table:table-cell office:value-type="string">
            <text:p>galïe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9</text:p>
          </table:table-cell>
          <table:table-cell office:value-type="string">
            <text:p>afïez</text:p>
          </table:table-cell>
          <table:table-cell office:value-type="string">
            <text:p>alos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0</text:p>
          </table:table-cell>
          <table:table-cell office:value-type="string">
            <text:p>franc</text:p>
          </table:table-cell>
          <table:table-cell office:value-type="string">
            <text:p>franc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31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432</text:p>
          </table:table-cell>
          <table:table-cell office:value-type="string">
            <text:p>icest</text:p>
          </table:table-cell>
          <table:table-cell office:value-type="string">
            <text:p>ices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33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4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5</text:p>
          </table:table-cell>
          <table:table-cell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6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3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39</text:p>
          </table:table-cell>
          <table:table-cell office:value-type="string">
            <text:p>mure</text:p>
          </table:table-cell>
          <table:table-cell office:value-type="string">
            <text:p>mor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40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42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3</text:p>
          </table:table-cell>
          <table:table-cell office:value-type="string">
            <text:p>afolez</text:p>
          </table:table-cell>
          <table:table-cell office:value-type="string">
            <text:p>af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45</text:p>
          </table:table-cell>
          <table:table-cell office:value-type="string">
            <text:p>Charleme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7</text:p>
          </table:table-cell>
          <table:table-cell office:value-type="string">
            <text:p>seingn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9</text:p>
          </table:table-cell>
          <table:table-cell office:value-type="string">
            <text:p>rendez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52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3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4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55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5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7</text:p>
          </table:table-cell>
          <table:table-cell office:value-type="string">
            <text:p>presentez</text:p>
          </table:table-cell>
          <table:table-cell office:value-type="string">
            <text:p>prese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59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0</text:p>
          </table:table-cell>
          <table:table-cell office:value-type="string">
            <text:p>respunent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61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462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463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4</text:p>
          </table:table-cell>
          <table:table-cell office:value-type="string">
            <text:p>comandez</text:p>
          </table:table-cell>
          <table:table-cell office:value-type="string">
            <text:p>comand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5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66</text:p>
          </table:table-cell>
          <table:table-cell office:value-type="string">
            <text:p>justent</text:p>
          </table:table-cell>
          <table:table-cell office:value-type="string">
            <text:p>jo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6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6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70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71</text:p>
          </table:table-cell>
          <table:table-cell office:value-type="string">
            <text:p>atropez</text:p>
          </table:table-cell>
          <table:table-cell office:value-type="string">
            <text:p>atochier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72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3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6</text:p>
          </table:table-cell>
          <table:table-cell office:value-type="string">
            <text:p>turnei</text:p>
          </table:table-cell>
          <table:table-cell office:value-type="string">
            <text:p>torn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8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8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1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2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3</text:p>
          </table:table-cell>
          <table:table-cell office:value-type="string">
            <text:p>novels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4</text:p>
          </table:table-cell>
          <table:table-cell office:value-type="string">
            <text:p>adubez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85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8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8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90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1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92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493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9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95</text:p>
          </table:table-cell>
          <table:table-cell office:value-type="string">
            <text:p>f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9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7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98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99</text:p>
          </table:table-cell>
          <table:table-cell office:value-type="string">
            <text:p>ascerez</text:p>
          </table:table-cell>
          <table:table-cell office:value-type="string">
            <text:p>asseü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0</text:p>
          </table:table-cell>
          <table:table-cell office:value-type="string">
            <text:p>Hue</text:p>
          </table:table-cell>
          <table:table-cell office:value-type="string">
            <text:p>il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1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02</text:p>
          </table:table-cell>
          <table:table-cell office:value-type="string">
            <text:p>Never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05</text:p>
          </table:table-cell>
          <table:table-cell office:value-type="string">
            <text:p>Podras</text:p>
          </table:table-cell>
          <table:table-cell office:value-type="string">
            <text:p>pöoi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0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0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10</text:p>
          </table:table-cell>
          <table:table-cell office:value-type="string">
            <text:p>paï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1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13</text:p>
          </table:table-cell>
          <table:table-cell office:value-type="string">
            <text:p>desmesurez</text:p>
          </table:table-cell>
          <table:table-cell office:value-type="string">
            <text:p>des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5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15</text:p>
          </table:table-cell>
          <table:table-cell office:value-type="string">
            <text:p>feluns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18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19</text:p>
          </table:table-cell>
          <table:table-cell office:value-type="string">
            <text:p>parentez</text:p>
          </table:table-cell>
          <table:table-cell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21</text:p>
          </table:table-cell>
          <table:table-cell office:value-type="string">
            <text:p>k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>
            <text:p>B_w_01252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23</text:p>
          </table:table-cell>
          <table:table-cell office:value-type="string">
            <text:p>dames</text:p>
          </table:table-cell>
          <table:table-cell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2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6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7</text:p>
          </table:table-cell>
          <table:table-cell office:value-type="string">
            <text:p>acuntez</text:p>
          </table:table-cell>
          <table:table-cell office:value-type="string">
            <text:p>ac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9</text:p>
          </table:table-cell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1</text:p>
          </table:table-cell>
          <table:table-cell office:value-type="string">
            <text:p>pleint</text:p>
          </table:table-cell>
          <table:table-cell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53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33</text:p>
          </table:table-cell>
          <table:table-cell office:value-type="string">
            <text:p>regretez</text:p>
          </table:table-cell>
          <table:table-cell office:value-type="string">
            <text:p>racont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3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3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8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539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0</text:p>
          </table:table-cell>
          <table:table-cell office:value-type="string">
            <text:p>demenez</text:p>
          </table:table-cell>
          <table:table-cell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41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4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4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45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46</text:p>
          </table:table-cell>
          <table:table-cell office:value-type="string">
            <text:p>empeirez</text:p>
          </table:table-cell>
          <table:table-cell office:value-type="string">
            <text:p>enferm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47</text:p>
          </table:table-cell>
          <table:table-cell office:value-type="string">
            <text:p>hues</text:p>
          </table:table-cell>
          <table:table-cell office:value-type="string">
            <text:p>hugo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8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1020"/>
        </table:table-row>
        <table:table-row table:style-name="ro1">
          <table:table-cell office:value-type="string">
            <text:p>B_w_012549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5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551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2</text:p>
          </table:table-cell>
          <table:table-cell office:value-type="string">
            <text:p>espruvez</text:p>
          </table:table-cell>
          <table:table-cell office:value-type="string">
            <text:p>eschaper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3</text:p>
          </table:table-cell>
          <table:table-cell office:value-type="string">
            <text:p>amunt</text:p>
          </table:table-cell>
          <table:table-cell office:value-type="string">
            <text:p>amont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4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5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5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9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0</text:p>
          </table:table-cell>
          <table:table-cell office:value-type="string">
            <text:p>bendez</text:p>
          </table:table-cell>
          <table:table-cell office:value-type="string">
            <text:p>bend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1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6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3</text:p>
          </table:table-cell>
          <table:table-cell office:value-type="string">
            <text:p>espalles</text:p>
          </table:table-cell>
          <table:table-cell office:value-type="string">
            <text:p>espau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6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7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568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0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1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72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3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4</text:p>
          </table:table-cell>
          <table:table-cell office:value-type="string">
            <text:p>faillent</text:p>
          </table:table-cell>
          <table:table-cell office:value-type="string">
            <text:p>fal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575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6</text:p>
          </table:table-cell>
          <table:table-cell office:value-type="string">
            <text:p>buntez</text:p>
          </table:table-cell>
          <table:table-cell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7</text:p>
          </table:table-cell>
          <table:table-cell office:value-type="string">
            <text:p>mallo</text:p>
          </table:table-cell>
          <table:table-cell office:value-type="string">
            <text:p>ma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8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580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1</text:p>
          </table:table-cell>
          <table:table-cell office:value-type="string">
            <text:p>aturnez</text:p>
          </table:table-cell>
          <table:table-cell office:value-type="string">
            <text:p>a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82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83</text:p>
          </table:table-cell>
          <table:table-cell office:value-type="string">
            <text:p>aidez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4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8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86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8</text:p>
          </table:table-cell>
          <table:table-cell office:value-type="string">
            <text:p>senez</text:p>
          </table:table-cell>
          <table:table-cell office:value-type="string">
            <text:p>sené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8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90</text:p>
          </table:table-cell>
          <table:table-cell office:value-type="string">
            <text:p>seiserun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259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2</text:p>
          </table:table-cell>
          <table:table-cell office:value-type="string">
            <text:p>ensein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3</text:p>
          </table:table-cell>
          <table:table-cell office:value-type="string">
            <text:p>barbarez</text:p>
          </table:table-cell>
          <table:table-cell office:value-type="string">
            <text:p>barnag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9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95</text:p>
          </table:table-cell>
          <table:table-cell office:value-type="string">
            <text:p>ceste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6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99</text:p>
          </table:table-cell>
          <table:table-cell office:value-type="string">
            <text:p>cham</text:p>
          </table:table-cell>
          <table:table-cell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0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01</text:p>
          </table:table-cell>
          <table:table-cell office:value-type="string">
            <text:p>liverez</text:p>
          </table:table-cell>
          <table:table-cell office:value-type="string">
            <text:p>na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60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04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05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60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0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08</text:p>
          </table:table-cell>
          <table:table-cell office:value-type="string">
            <text:p>aliurs</text:p>
          </table:table-cell>
          <table:table-cell office:value-type="string">
            <text:p>seco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9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10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1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3</text:p>
          </table:table-cell>
          <table:table-cell office:value-type="string">
            <text:p>estandard</text:p>
          </table:table-cell>
          <table:table-cell office:value-type="string">
            <text:p>estovoi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4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15</text:p>
          </table:table-cell>
          <table:table-cell office:value-type="string">
            <text:p>feiz</text:p>
          </table:table-cell>
          <table:table-cell office:value-type="string">
            <text:p>foiz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16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1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619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21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22</text:p>
          </table:table-cell>
          <table:table-cell office:value-type="string">
            <text:p>chefs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5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6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2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2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31</text:p>
          </table:table-cell>
          <table:table-cell office:value-type="string">
            <text:p>Parant</text:p>
          </table:table-cell>
          <table:table-cell office:value-type="string">
            <text:p>ga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2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3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4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38</text:p>
          </table:table-cell>
          <table:table-cell office:value-type="string">
            <text:p>aime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39</text:p>
          </table:table-cell>
          <table:table-cell office:value-type="string">
            <text:p>nïent</text:p>
          </table:table-cell>
          <table:table-cell office:value-type="string">
            <text:p>nïen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40</text:p>
          </table:table-cell>
          <table:table-cell office:value-type="string">
            <text:p>frere</text:p>
          </table:table-cell>
          <table:table-cell office:value-type="string">
            <text:p>fr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4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4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5</text:p>
          </table:table-cell>
          <table:table-cell office:value-type="string">
            <text:p>est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6</text:p>
          </table:table-cell>
          <table:table-cell office:value-type="string">
            <text:p>malement</text:p>
          </table:table-cell>
          <table:table-cell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48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9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5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1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6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4</text:p>
          </table:table-cell>
          <table:table-cell table:number-columns-repeated="2" office:value-type="string">
            <text:p>dolent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5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56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5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58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9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0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1</text:p>
          </table:table-cell>
          <table:table-cell office:value-type="string">
            <text:p>veant</text:p>
          </table:table-cell>
          <table:table-cell office:value-type="string">
            <text:p>vë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2</text:p>
          </table:table-cell>
          <table:table-cell office:value-type="string">
            <text:p>murrai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64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5</text:p>
          </table:table-cell>
          <table:table-cell table:number-columns-repeated="2" office:value-type="string">
            <text:p>si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66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7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8</text:p>
          </table:table-cell>
          <table:table-cell office:value-type="string">
            <text:p>halt</text:p>
          </table:table-cell>
          <table:table-cell office:value-type="string">
            <text:p>ha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9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0</text:p>
          </table:table-cell>
          <table:table-cell office:value-type="string">
            <text:p>p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1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2</text:p>
          </table:table-cell>
          <table:table-cell office:value-type="string">
            <text:p>Charlema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4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5</text:p>
          </table:table-cell>
          <table:table-cell office:value-type="string">
            <text:p>malement</text:p>
          </table:table-cell>
          <table:table-cell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7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7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8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0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681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82</text:p>
          </table:table-cell>
          <table:table-cell table:number-columns-repeated="2"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3</text:p>
          </table:table-cell>
          <table:table-cell office:value-type="string">
            <text:p>corune</text:p>
          </table:table-cell>
          <table:table-cell office:value-type="string">
            <text:p>coron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84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5</text:p>
          </table:table-cell>
          <table:table-cell office:value-type="string">
            <text:p>sen</text:p>
          </table:table-cell>
          <table:table-cell office:value-type="string">
            <text:p>sans|sen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8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7</text:p>
          </table:table-cell>
          <table:table-cell office:value-type="string">
            <text:p>comandement</text:p>
          </table:table-cell>
          <table:table-cell office:value-type="string">
            <text:p>coman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8</text:p>
          </table:table-cell>
          <table:table-cell table:number-columns-repeated="2" office:value-type="string">
            <text:p>si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8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0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1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2</text:p>
          </table:table-cell>
          <table:table-cell office:value-type="string">
            <text:p>faz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4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6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69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8</text:p>
          </table:table-cell>
          <table:table-cell office:value-type="string">
            <text:p>France</text:p>
          </table:table-cell>
          <table:table-cell office:value-type="string">
            <text:p>franc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9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00</text:p>
          </table:table-cell>
          <table:table-cell office:value-type="string">
            <text:p>voil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701</text:p>
          </table:table-cell>
          <table:table-cell office:value-type="string">
            <text:p>aver</text:p>
          </table:table-cell>
          <table:table-cell office:value-type="string">
            <text:p>avo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702</text:p>
          </table:table-cell>
          <table:table-cell office:value-type="string">
            <text:p>nïent</text:p>
          </table:table-cell>
          <table:table-cell office:value-type="string">
            <text:p>nïent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703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04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0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06</text:p>
          </table:table-cell>
          <table:table-cell office:value-type="string">
            <text:p>manacez</text:p>
          </table:table-cell>
          <table:table-cell office:value-type="string">
            <text:p>menac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07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8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9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11</text:p>
          </table:table-cell>
          <table:table-cell office:value-type="string">
            <text:p>pres</text:p>
          </table:table-cell>
          <table:table-cell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2</text:p>
          </table:table-cell>
          <table:table-cell office:value-type="string">
            <text:p>veez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3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14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5</text:p>
          </table:table-cell>
          <table:table-cell table:number-columns-repeated="2" office:value-type="string">
            <text:p>devant</text:p>
          </table:table-cell>
          <table:table-cell office:value-type="string">
            <text:p>PR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7</text:p>
          </table:table-cell>
          <table:table-cell office:value-type="string">
            <text:p>sue</text:p>
          </table:table-cell>
          <table:table-cell office:value-type="string">
            <text:p>suen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18</text:p>
          </table:table-cell>
          <table:table-cell table:number-columns-repeated="2" office:value-type="string">
            <text:p>flam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1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0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2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22</text:p>
          </table:table-cell>
          <table:table-cell office:value-type="string">
            <text:p>aspresmant</text:p>
          </table:table-cell>
          <table:table-cell office:value-type="string">
            <text:p>escariman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24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2725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72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27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8</text:p>
          </table:table-cell>
          <table:table-cell office:value-type="string">
            <text:p>nevu</text:p>
          </table:table-cell>
          <table:table-cell office:value-type="string">
            <text:p>nev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30</text:p>
          </table:table-cell>
          <table:table-cell office:value-type="string">
            <text:p>jo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31</text:p>
          </table:table-cell>
          <table:table-cell office:value-type="string">
            <text:p>vi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2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3</text:p>
          </table:table-cell>
          <table:table-cell office:value-type="string">
            <text:p>matin</text:p>
          </table:table-cell>
          <table:table-cell office:value-type="string">
            <text:p>mati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3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36</text:p>
          </table:table-cell>
          <table:table-cell office:value-type="string">
            <text:p>celeement</text:p>
          </table:table-cell>
          <table:table-cell office:value-type="string">
            <text:p>celeemen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37</text:p>
          </table:table-cell>
          <table:table-cell office:value-type="string">
            <text:p>u</text:p>
          </table:table-cell>
          <table:table-cell office:value-type="string">
            <text:p>où</text:p>
          </table:table-cell>
          <table:table-cell office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>
            <text:p>B_w_0127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39</text:p>
          </table:table-cell>
          <table:table-cell office:value-type="string">
            <text:p>feri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40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4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2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3</text:p>
          </table:table-cell>
          <table:table-cell office:value-type="string">
            <text:p>B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45</text:p>
          </table:table-cell>
          <table:table-cell office:value-type="string">
            <text:p>purfendi</text:p>
          </table:table-cell>
          <table:table-cell office:value-type="string">
            <text:p>porfend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7</text:p>
          </table:table-cell>
          <table:table-cell office:value-type="string">
            <text:p>umme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7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0</text:p>
          </table:table-cell>
          <table:table-cell office:value-type="string">
            <text:p>auferant</text:p>
          </table:table-cell>
          <table:table-cell office:value-type="string">
            <text:p>aufer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1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52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2753</text:p>
          </table:table-cell>
          <table:table-cell office:value-type="string">
            <text:p>oi</text:p>
          </table:table-cell>
          <table:table-cell office:value-type="string">
            <text:p>öir</text:p>
          </table:table-cell>
          <table:table-cell office:value-type="string">
            <text:p>VERpp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5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5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757</text:p>
          </table:table-cell>
          <table:table-cell office:value-type="string">
            <text:p>alai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58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0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1</text:p>
          </table:table-cell>
          <table:table-cell office:value-type="string">
            <text:p>apeie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2</text:p>
          </table:table-cell>
          <table:table-cell office:value-type="string">
            <text:p>Belduit</text:p>
          </table:table-cell>
          <table:table-cell office:value-type="string">
            <text:p>tol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64</text:p>
          </table:table-cell>
          <table:table-cell office:value-type="string">
            <text:p>Aquilant</text:p>
          </table:table-cell>
          <table:table-cell office:value-type="string">
            <text:p>essai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5</text:p>
          </table:table-cell>
          <table:table-cell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7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8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69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0</text:p>
          </table:table-cell>
          <table:table-cell office:value-type="string">
            <text:p>sei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71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2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4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6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78</text:p>
          </table:table-cell>
          <table:table-cell office:value-type="string">
            <text:p>alge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9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0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1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2</text:p>
          </table:table-cell>
          <table:table-cell office:value-type="string">
            <text:p>fuiera</text:p>
          </table:table-cell>
          <table:table-cell office:value-type="string">
            <text:p>fuir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2783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8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85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86</text:p>
          </table:table-cell>
          <table:table-cell office:value-type="string">
            <text:p>i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7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9</text:p>
          </table:table-cell>
          <table:table-cell office:value-type="string">
            <text:p>honur</text:p>
          </table:table-cell>
          <table:table-cell office:value-type="string">
            <text:p>tano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790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9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7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9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5</text:p>
          </table:table-cell>
          <table:table-cell office:value-type="string">
            <text:p>vivant</text:p>
          </table:table-cell>
          <table:table-cell office:value-type="string">
            <text:p>viv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9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9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99</text:p>
          </table:table-cell>
          <table:table-cell table:number-columns-repeated="2"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0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01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3</text:p>
          </table:table-cell>
          <table:table-cell office:value-type="string">
            <text:p>cop</text:p>
          </table:table-cell>
          <table:table-cell office:value-type="string">
            <text:p>cop|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4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0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07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08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09</text:p>
          </table:table-cell>
          <table:table-cell office:value-type="string">
            <text:p>estreitement</text:p>
          </table:table-cell>
          <table:table-cell office:value-type="string">
            <text:p>estroi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1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15</text:p>
          </table:table-cell>
          <table:table-cell office:value-type="string">
            <text:p>presses</text:p>
          </table:table-cell>
          <table:table-cell office:value-type="string">
            <text:p>pre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6</text:p>
          </table:table-cell>
          <table:table-cell office:value-type="string">
            <text:p>cerchant</text:p>
          </table:table-cell>
          <table:table-cell office:value-type="string">
            <text:p>cer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18</text:p>
          </table:table-cell>
          <table:table-cell office:value-type="string">
            <text:p>dure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9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2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821</text:p>
          </table:table-cell>
          <table:table-cell office:value-type="string">
            <text:p>rencs</text:p>
          </table:table-cell>
          <table:table-cell office:value-type="string">
            <text:p>r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2</text:p>
          </table:table-cell>
          <table:table-cell office:value-type="string">
            <text:p>deperçant</text:p>
          </table:table-cell>
          <table:table-cell office:value-type="string">
            <text:p>sev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8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5</text:p>
          </table:table-cell>
          <table:table-cell office:value-type="string">
            <text:p>consiut</text:p>
          </table:table-cell>
          <table:table-cell office:value-type="string">
            <text:p>conoist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6</text:p>
          </table:table-cell>
          <table:table-cell office:value-type="string">
            <text:p>malveis</text:p>
          </table:table-cell>
          <table:table-cell office:value-type="string">
            <text:p>mauva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7</text:p>
          </table:table-cell>
          <table:table-cell office:value-type="string">
            <text:p>luer</text:p>
          </table:table-cell>
          <table:table-cell office:value-type="string">
            <text:p>lo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82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9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3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3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33</text:p>
          </table:table-cell>
          <table:table-cell office:value-type="string">
            <text:p>Be????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1020"/>
        </table:table-row>
        <table:table-row table:style-name="ro1">
          <table:table-cell office:value-type="string">
            <text:p>B_w_0128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5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7</text:p>
          </table:table-cell>
          <table:table-cell office:value-type="string">
            <text:p>Burguniun</text:p>
          </table:table-cell>
          <table:table-cell office:value-type="string">
            <text:p>borguign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9</text:p>
          </table:table-cell>
          <table:table-cell office:value-type="string">
            <text:p>Flemeng</text:p>
          </table:table-cell>
          <table:table-cell office:value-type="string">
            <text:p>flame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41</text:p>
          </table:table-cell>
          <table:table-cell office:value-type="string">
            <text:p>Normant</text:p>
          </table:table-cell>
          <table:table-cell office:value-type="string">
            <text:p>form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42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43</text:p>
          </table:table-cell>
          <table:table-cell office:value-type="string">
            <text:p>colps</text:p>
          </table:table-cell>
          <table:table-cell office:value-type="string">
            <text:p>coup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4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845</text:p>
          </table:table-cell>
          <table:table-cell office:value-type="string">
            <text:p>rend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6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48</text:p>
          </table:table-cell>
          <table:table-cell office:value-type="string">
            <text:p>meintenant</text:p>
          </table:table-cell>
          <table:table-cell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2</text:p>
          </table:table-cell>
          <table:table-cell office:value-type="string">
            <text:p>desmesurement</text:p>
          </table:table-cell>
          <table:table-cell office:value-type="string">
            <text:p>desmesurer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2853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4</text:p>
          </table:table-cell>
          <table:table-cell office:value-type="string">
            <text:p>estandard</text:p>
          </table:table-cell>
          <table:table-cell office:value-type="string">
            <text:p>ascanard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5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58</text:p>
          </table:table-cell>
          <table:table-cell office:value-type="string">
            <text:p>fuir</text:p>
          </table:table-cell>
          <table:table-cell office:value-type="string">
            <text:p>fuir|fö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9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61</text:p>
          </table:table-cell>
          <table:table-cell office:value-type="string">
            <text:p>aiment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63</text:p>
          </table:table-cell>
          <table:table-cell office:value-type="string">
            <text:p>triwe</text:p>
          </table:table-cell>
          <table:table-cell office:value-type="string">
            <text:p>trieu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64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65</text:p>
          </table:table-cell>
          <table:table-cell office:value-type="string">
            <text:p>acordement</text:p>
          </table:table-cell>
          <table:table-cell office:value-type="string">
            <text:p>acordemen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6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67</text:p>
          </table:table-cell>
          <table:table-cell office:value-type="string">
            <text:p>entr</text:p>
          </table:table-cell>
          <table:table-cell office:value-type="string">
            <text:p>entre2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2868</text:p>
          </table:table-cell>
          <table:table-cell office:value-type="string">
            <text:p>els</text:p>
          </table:table-cell>
          <table:table-cell office:value-type="string">
            <text:p>il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9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0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3</text:p>
          </table:table-cell>
          <table:table-cell office:value-type="string">
            <text:p>cu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4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5</text:p>
          </table:table-cell>
          <table:table-cell office:value-type="string">
            <text:p>espurune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8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80</text:p>
          </table:table-cell>
          <table:table-cell table:number-columns-repeated="2" office:value-type="string">
            <text:p>gard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1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82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3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85</text:p>
          </table:table-cell>
          <table:table-cell office:value-type="string">
            <text:p>veü</text:p>
          </table:table-cell>
          <table:table-cell office:value-type="string">
            <text:p>vë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6</text:p>
          </table:table-cell>
          <table:table-cell office:value-type="string">
            <text:p>Guinemant</text:p>
          </table:table-cell>
          <table:table-cell office:value-type="string">
            <text:p>tornem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7</text:p>
          </table:table-cell>
          <table:table-cell office:value-type="string">
            <text:p>qu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89</text:p>
          </table:table-cell>
          <table:table-cell office:value-type="string">
            <text:p>abatu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91</text:p>
          </table:table-cell>
          <table:table-cell office:value-type="string">
            <text:p>forz</text:p>
          </table:table-cell>
          <table:table-cell office:value-type="string">
            <text:p>fort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89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3</text:p>
          </table:table-cell>
          <table:table-cell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97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9</text:p>
          </table:table-cell>
          <table:table-cell office:value-type="string">
            <text:p>tierz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0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1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2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03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5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6</text:p>
          </table:table-cell>
          <table:table-cell office:value-type="string">
            <text:p>sil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7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09</text:p>
          </table:table-cell>
          <table:table-cell office:value-type="string">
            <text:p>Guinemant</text:p>
          </table:table-cell>
          <table:table-cell office:value-type="string">
            <text:p>tornem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13</text:p>
          </table:table-cell>
          <table:table-cell office:value-type="string">
            <text:p>salt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14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16</text:p>
          </table:table-cell>
          <table:table-cell office:value-type="string">
            <text:p>arçun</text:p>
          </table:table-cell>
          <table:table-cell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918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9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0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2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3</text:p>
          </table:table-cell>
          <table:table-cell office:value-type="string">
            <text:p>servise</text:p>
          </table:table-cell>
          <table:table-cell office:value-type="string">
            <text:p>servis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2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5</text:p>
          </table:table-cell>
          <table:table-cell office:value-type="string">
            <text:p>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26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28</text:p>
          </table:table-cell>
          <table:table-cell office:value-type="string">
            <text:p>mar</text:p>
          </table:table-cell>
          <table:table-cell office:value-type="string">
            <text:p>m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29</text:p>
          </table:table-cell>
          <table:table-cell office:value-type="string">
            <text:p>acointerunt</text:p>
          </table:table-cell>
          <table:table-cell office:value-type="string">
            <text:p>acesmeemen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31</text:p>
          </table:table-cell>
          <table:table-cell office:value-type="string">
            <text:p>tu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32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3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34</text:p>
          </table:table-cell>
          <table:table-cell table:number-columns-repeated="2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37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8</text:p>
          </table:table-cell>
          <table:table-cell office:value-type="string">
            <text:p>cu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9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40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1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2</text:p>
          </table:table-cell>
          <table:table-cell office:value-type="string">
            <text:p>tenu</text:p>
          </table:table-cell>
          <table:table-cell office:value-type="string">
            <text:p>tenir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3</text:p>
          </table:table-cell>
          <table:table-cell office:value-type="string">
            <text:p>icil</text:p>
          </table:table-cell>
          <table:table-cell office:value-type="string">
            <text:p>i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4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45</text:p>
          </table:table-cell>
          <table:table-cell office:value-type="string">
            <text:p>destreit</text:p>
          </table:table-cell>
          <table:table-cell office:value-type="string">
            <text:p>destroit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4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47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0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1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3</text:p>
          </table:table-cell>
          <table:table-cell office:value-type="string">
            <text:p>punt</text:p>
          </table:table-cell>
          <table:table-cell office:value-type="string">
            <text:p>po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56</text:p>
          </table:table-cell>
          <table:table-cell table:number-columns-repeated="2" office:value-type="string">
            <text:p>arg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95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5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0</text:p>
          </table:table-cell>
          <table:table-cell table:number-columns-repeated="2"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61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6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5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66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9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70</text:p>
          </table:table-cell>
          <table:table-cell office:value-type="string">
            <text:p>munjoie</text:p>
          </table:table-cell>
          <table:table-cell office:value-type="string">
            <text:p>munjo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1</text:p>
          </table:table-cell>
          <table:table-cell office:value-type="string">
            <text:p>escrïant</text:p>
          </table:table-cell>
          <table:table-cell office:value-type="string">
            <text:p>adureeme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73</text:p>
          </table:table-cell>
          <table:table-cell office:value-type="string">
            <text:p>curuçuse</text:p>
          </table:table-cell>
          <table:table-cell office:value-type="string">
            <text:p>cursab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75</text:p>
          </table:table-cell>
          <table:table-cell office:value-type="string">
            <text:p>pa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6</text:p>
          </table:table-cell>
          <table:table-cell office:value-type="string">
            <text:p>detrenchan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7</text:p>
          </table:table-cell>
          <table:table-cell office:value-type="string">
            <text:p>alsi</text:p>
          </table:table-cell>
          <table:table-cell office:value-type="string">
            <text:p>al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7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9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8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81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3</text:p>
          </table:table-cell>
          <table:table-cell office:value-type="string">
            <text:p>nu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5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6</text:p>
          </table:table-cell>
          <table:table-cell office:value-type="string">
            <text:p>trove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7</text:p>
          </table:table-cell>
          <table:table-cell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89</text:p>
          </table:table-cell>
          <table:table-cell office:value-type="string">
            <text:p>Estult</text:p>
          </table:table-cell>
          <table:table-cell office:value-type="string">
            <text:p>estul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3</text:p>
          </table:table-cell>
          <table:table-cell office:value-type="string">
            <text:p>Engeler</text:p>
          </table:table-cell>
          <table:table-cell office:value-type="string">
            <text:p>engele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5</text:p>
          </table:table-cell>
          <table:table-cell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6</text:p>
          </table:table-cell>
          <table:table-cell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7</text:p>
          </table:table-cell>
          <table:table-cell office:value-type="string">
            <text:p>Normant</text:p>
          </table:table-cell>
          <table:table-cell office:value-type="string">
            <text:p>torm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8</text:p>
          </table:table-cell>
          <table:table-cell office:value-type="string">
            <text:p>Gefrei</text:p>
          </table:table-cell>
          <table:table-cell office:value-type="string">
            <text:p>povr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9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00</text:p>
          </table:table-cell>
          <table:table-cell office:value-type="string">
            <text:p>Anjou</text:p>
          </table:table-cell>
          <table:table-cell office:value-type="string">
            <text:p>av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02</text:p>
          </table:table-cell>
          <table:table-cell office:value-type="string">
            <text:p>Rotold</text:p>
          </table:table-cell>
          <table:table-cell office:value-type="string">
            <text:p>estul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4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0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7</text:p>
          </table:table-cell>
          <table:table-cell office:value-type="string">
            <text:p>combatent</text:p>
          </table:table-cell>
          <table:table-cell office:value-type="string">
            <text:p>comba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08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09</text:p>
          </table:table-cell>
          <table:table-cell office:value-type="string">
            <text:p>adurement</text:p>
          </table:table-cell>
          <table:table-cell office:value-type="string">
            <text:p>adu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11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2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13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4</text:p>
          </table:table-cell>
          <table:table-cell office:value-type="string">
            <text:p>pere</text:p>
          </table:table-cell>
          <table:table-cell office:value-type="string">
            <text:p>paire|pere1|pie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015</text:p>
          </table:table-cell>
          <table:table-cell table:number-columns-repeated="2" office:value-type="string">
            <text:p>omnipot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016</text:p>
          </table:table-cell>
          <table:table-cell office:value-type="string">
            <text:p>tels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7</text:p>
          </table:table-cell>
          <table:table-cell office:value-type="string">
            <text:p>compaingnuns</text:p>
          </table:table-cell>
          <table:table-cell office:value-type="string">
            <text:p>compagn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8</text:p>
          </table:table-cell>
          <table:table-cell office:value-type="string">
            <text:p>aloue</text:p>
          </table:table-cell>
          <table:table-cell office:value-type="string">
            <text:p>al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19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020</text:p>
          </table:table-cell>
          <table:table-cell office:value-type="string">
            <text:p>querrant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22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3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6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7</text:p>
          </table:table-cell>
          <table:table-cell office:value-type="string">
            <text:p>roillent</text:p>
          </table:table-cell>
          <table:table-cell office:value-type="string">
            <text:p>taillier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8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9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0</text:p>
          </table:table-cell>
          <table:table-cell office:value-type="string">
            <text:p>cume</text:p>
          </table:table-cell>
          <table:table-cell office:value-type="string">
            <text:p>co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1</text:p>
          </table:table-cell>
          <table:table-cell office:value-type="string">
            <text:p>fuldre</text:p>
          </table:table-cell>
          <table:table-cell office:value-type="string">
            <text:p>rompre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30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33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34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5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03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37</text:p>
          </table:table-cell>
          <table:table-cell office:value-type="string">
            <text:p>ascer</text:p>
          </table:table-cell>
          <table:table-cell office:value-type="string">
            <text:p>a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8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9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0</text:p>
          </table:table-cell>
          <table:table-cell office:value-type="string">
            <text:p>martelement</text:p>
          </table:table-cell>
          <table:table-cell office:value-type="string">
            <text:p>martel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1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04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3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045</text:p>
          </table:table-cell>
          <table:table-cell office:value-type="string">
            <text:p>oreit</text:p>
          </table:table-cell>
          <table:table-cell office:value-type="string">
            <text:p>droi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04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4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8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9</text:p>
          </table:table-cell>
          <table:table-cell office:value-type="string">
            <text:p>tonant</text:p>
          </table:table-cell>
          <table:table-cell office:value-type="string">
            <text:p>ton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0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51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1020"/>
        </table:table-row>
        <table:table-row table:style-name="ro1">
          <table:table-cell office:value-type="string">
            <text:p>B_w_013052</text:p>
          </table:table-cell>
          <table:table-cell office:value-type="string">
            <text:p>dutent</text:p>
          </table:table-cell>
          <table:table-cell office:value-type="string">
            <text:p>put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53</text:p>
          </table:table-cell>
          <table:table-cell office:value-type="string">
            <text:p>Arabi</text:p>
          </table:table-cell>
          <table:table-cell office:value-type="string">
            <text:p>arab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5</text:p>
          </table:table-cell>
          <table:table-cell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7</text:p>
          </table:table-cell>
          <table:table-cell office:value-type="string">
            <text:p>Melians</text:p>
          </table:table-cell>
          <table:table-cell office:value-type="string">
            <text:p>melïe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9</text:p>
          </table:table-cell>
          <table:table-cell office:value-type="string">
            <text:p>Turc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61</text:p>
          </table:table-cell>
          <table:table-cell office:value-type="string">
            <text:p>Affricant</text:p>
          </table:table-cell>
          <table:table-cell office:value-type="string">
            <text:p>adureemen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5</text:p>
          </table:table-cell>
          <table:table-cell office:value-type="string">
            <text:p>tremble</text:p>
          </table:table-cell>
          <table:table-cell office:value-type="string">
            <text:p>trenchier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6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67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6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9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0</text:p>
          </table:table-cell>
          <table:table-cell office:value-type="string">
            <text:p>emperere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7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73</text:p>
          </table:table-cell>
          <table:table-cell office:value-type="string">
            <text:p>degrez</text:p>
          </table:table-cell>
          <table:table-cell office:value-type="string">
            <text:p>degré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4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76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07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9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0</text:p>
          </table:table-cell>
          <table:table-cell office:value-type="string">
            <text:p>entur</text:p>
          </table:table-cell>
          <table:table-cell office:value-type="string">
            <text:p>estor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2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83</text:p>
          </table:table-cell>
          <table:table-cell office:value-type="string">
            <text:p>heitez</text:p>
          </table:table-cell>
          <table:table-cell office:value-type="string">
            <text:p>haitier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5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6</text:p>
          </table:table-cell>
          <table:table-cell office:value-type="string">
            <text:p>e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089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9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>
            <text:p>B_w_013091</text:p>
          </table:table-cell>
          <table:table-cell office:value-type="string">
            <text:p>irrez</text:p>
          </table:table-cell>
          <table:table-cell office:value-type="string">
            <text:p>ir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9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3</text:p>
          </table:table-cell>
          <table:table-cell office:value-type="string">
            <text:p>prisun</text:p>
          </table:table-cell>
          <table:table-cell office:value-type="string">
            <text:p>pr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9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9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6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97</text:p>
          </table:table-cell>
          <table:table-cell office:value-type="string">
            <text:p>lïez</text:p>
          </table:table-cell>
          <table:table-cell office:value-type="string">
            <text:p>liier3|liier|l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98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9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00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0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2</text:p>
          </table:table-cell>
          <table:table-cell office:value-type="string">
            <text:p>deliveres</text:p>
          </table:table-cell>
          <table:table-cell office:value-type="string">
            <text:p>dessevr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1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0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7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9</text:p>
          </table:table-cell>
          <table:table-cell table:number-columns-repeated="2" office:value-type="string">
            <text:p>gr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0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13</text:p>
          </table:table-cell>
          <table:table-cell office:value-type="string">
            <text:p>atachiez</text:p>
          </table:table-cell>
          <table:table-cell office:value-type="string">
            <text:p>atachier2|ata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4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15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7</text:p>
          </table:table-cell>
          <table:table-cell office:value-type="string">
            <text:p>gardent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9</text:p>
          </table:table-cell>
          <table:table-cell office:value-type="string">
            <text:p>preisez</text:p>
          </table:table-cell>
          <table:table-cell office:value-type="string">
            <text:p>p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0</text:p>
          </table:table-cell>
          <table:table-cell office:value-type="string">
            <text:p>ço</text:p>
          </table:table-cell>
          <table:table-cell office:value-type="string">
            <text:p>i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21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22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3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4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5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6</text:p>
          </table:table-cell>
          <table:table-cell office:value-type="string">
            <text:p>alaschiez</text:p>
          </table:table-cell>
          <table:table-cell office:value-type="string">
            <text:p>alfami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7</text:p>
          </table:table-cell>
          <table:table-cell office:value-type="string">
            <text:p>enquor</text:p>
          </table:table-cell>
          <table:table-cell office:value-type="string">
            <text:p>encore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28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9</text:p>
          </table:table-cell>
          <table:table-cell office:value-type="string">
            <text:p>blescent</text:p>
          </table:table-cell>
          <table:table-cell office:value-type="string">
            <text:p>blec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0</text:p>
          </table:table-cell>
          <table:table-cell office:value-type="string">
            <text:p>dehez</text:p>
          </table:table-cell>
          <table:table-cell office:value-type="string">
            <text:p>dehé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313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13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35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36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37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3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9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4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41</text:p>
          </table:table-cell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2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3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4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45</text:p>
          </table:table-cell>
          <table:table-cell office:value-type="string">
            <text:p>Mahun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4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47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8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4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50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1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2</text:p>
          </table:table-cell>
          <table:table-cell office:value-type="string">
            <text:p>destreindrum</text:p>
          </table:table-cell>
          <table:table-cell office:value-type="string">
            <text:p>destrein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5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5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5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8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6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61</text:p>
          </table:table-cell>
          <table:table-cell office:value-type="string">
            <text:p>ta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162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3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64</text:p>
          </table:table-cell>
          <table:table-cell office:value-type="string">
            <text:p>leals</text:p>
          </table:table-cell>
          <table:table-cell office:value-type="string">
            <text:p>lëa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65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66</text:p>
          </table:table-cell>
          <table:table-cell office:value-type="string">
            <text:p>serr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9</text:p>
          </table:table-cell>
          <table:table-cell office:value-type="string">
            <text:p>oï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7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1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7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74</text:p>
          </table:table-cell>
          <table:table-cell office:value-type="string">
            <text:p>irr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75</text:p>
          </table:table-cell>
          <table:table-cell office:value-type="string">
            <text:p>pris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6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7</text:p>
          </table:table-cell>
          <table:table-cell office:value-type="string">
            <text:p>hastele</text:p>
          </table:table-cell>
          <table:table-cell office:value-type="string">
            <text:p>mar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8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79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0</text:p>
          </table:table-cell>
          <table:table-cell office:value-type="string">
            <text:p>leva</text:p>
          </table:table-cell>
          <table:table-cell office:value-type="string">
            <text:p>le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8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82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3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PROc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85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87</text:p>
          </table:table-cell>
          <table:table-cell office:value-type="string">
            <text:p>eu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189</text:p>
          </table:table-cell>
          <table:table-cell office:value-type="string">
            <text:p>serr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190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>
            <text:p>B_w_013191</text:p>
          </table:table-cell>
          <table:table-cell office:value-type="string">
            <text:p>liez</text:p>
          </table:table-cell>
          <table:table-cell office:value-type="string">
            <text:p>lié</text:p>
          </table:table-cell>
          <table:table-cell office:value-type="string">
            <text:p>VERpp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9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9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4</text:p>
          </table:table-cell>
          <table:table-cell office:value-type="string">
            <text:p>tur</text:p>
          </table:table-cell>
          <table:table-cell office:value-type="string">
            <text:p>tor5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5</text:p>
          </table:table-cell>
          <table:table-cell office:value-type="string">
            <text:p>halte</text:p>
          </table:table-cell>
          <table:table-cell office:value-type="string">
            <text:p>haut</text:p>
          </table:table-cell>
          <table:table-cell office:value-type="string">
            <text:p>ADJqua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9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9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98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ADJca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199</text:p>
          </table:table-cell>
          <table:table-cell office:value-type="string">
            <text:p>trebuchiez</text:p>
          </table:table-cell>
          <table:table-cell office:value-type="string">
            <text:p>trebuchier</text:p>
          </table:table-cell>
          <table:table-cell office:value-type="string">
            <text:p>VERpp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00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01</text:p>
          </table:table-cell>
          <table:table-cell table:number-columns-repeated="2" office:value-type="string">
            <text:p>aval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2</text:p>
          </table:table-cell>
          <table:table-cell office:value-type="string">
            <text:p>vindr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04</text:p>
          </table:table-cell>
          <table:table-cell office:value-type="string">
            <text:p>cols</text:p>
          </table:table-cell>
          <table:table-cell office:value-type="string">
            <text:p>col|cou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5</text:p>
          </table:table-cell>
          <table:table-cell office:value-type="string">
            <text:p>orent</text:p>
          </table:table-cell>
          <table:table-cell office:value-type="string">
            <text:p>avoir|orer2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6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7</text:p>
          </table:table-cell>
          <table:table-cell office:value-type="string">
            <text:p>brise</text:p>
          </table:table-cell>
          <table:table-cell office:value-type="string">
            <text:p>br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0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09</text:p>
          </table:table-cell>
          <table:table-cell office:value-type="string">
            <text:p>chai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11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1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4</text:p>
          </table:table-cell>
          <table:table-cell office:value-type="string">
            <text:p>deliverez</text:p>
          </table:table-cell>
          <table:table-cell office:value-type="string">
            <text:p>deli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15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7</text:p>
          </table:table-cell>
          <table:table-cell office:value-type="string">
            <text:p>delivere</text:p>
          </table:table-cell>
          <table:table-cell office:value-type="string">
            <text:p>deli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1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19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20</text:p>
          </table:table-cell>
          <table:table-cell office:value-type="string">
            <text:p>deneis</text:p>
          </table:table-cell>
          <table:table-cell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21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3</text:p>
          </table:table-cell>
          <table:table-cell office:value-type="string">
            <text:p>e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2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25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2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28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9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0</text:p>
          </table:table-cell>
          <table:table-cell office:value-type="string">
            <text:p>enfrené</text:p>
          </table:table-cell>
          <table:table-cell office:value-type="string">
            <text:p>enfre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3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3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3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23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37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38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3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24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41</text:p>
          </table:table-cell>
          <table:table-cell office:value-type="string">
            <text:p>armé</text:p>
          </table:table-cell>
          <table:table-cell office:value-type="string">
            <text:p>arm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3</text:p>
          </table:table-cell>
          <table:table-cell office:value-type="string">
            <text:p>lei</text:p>
          </table:table-cell>
          <table:table-cell office:value-type="string">
            <text:p>loi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47</text:p>
          </table:table-cell>
          <table:table-cell office:value-type="string">
            <text:p>munté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48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50</text:p>
          </table:table-cell>
          <table:table-cell office:value-type="string">
            <text:p>cumence</text:p>
          </table:table-cell>
          <table:table-cell office:value-type="string">
            <text:p>comen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5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52</text:p>
          </table:table-cell>
          <table:table-cell office:value-type="string">
            <text:p>huchier</text:p>
          </table:table-cell>
          <table:table-cell office:value-type="string">
            <text:p>huch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5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5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5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6</text:p>
          </table:table-cell>
          <table:table-cell office:value-type="string">
            <text:p>vois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7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258</text:p>
          </table:table-cell>
          <table:table-cell office:value-type="string">
            <text:p>compaingnuns</text:p>
          </table:table-cell>
          <table:table-cell office:value-type="string">
            <text:p>compagn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59</text:p>
          </table:table-cell>
          <table:table-cell office:value-type="string">
            <text:p>aider</text:p>
          </table:table-cell>
          <table:table-cell office:value-type="string">
            <text:p>aid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0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26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2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3</text:p>
          </table:table-cell>
          <table:table-cell office:value-type="string">
            <text:p>dei</text:p>
          </table:table-cell>
          <table:table-cell office:value-type="string">
            <text:p>dev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65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66</text:p>
          </table:table-cell>
          <table:table-cell office:value-type="string">
            <text:p>colps</text:p>
          </table:table-cell>
          <table:table-cell office:value-type="string">
            <text:p>coup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7</text:p>
          </table:table-cell>
          <table:table-cell office:value-type="string">
            <text:p>empleier</text:p>
          </table:table-cell>
          <table:table-cell office:value-type="string">
            <text:p>fevr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8</text:p>
          </table:table-cell>
          <table:table-cell office:value-type="string">
            <text:p>demein</text:p>
          </table:table-cell>
          <table:table-cell office:value-type="string">
            <text:p>demain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9</text:p>
          </table:table-cell>
          <table:table-cell office:value-type="string">
            <text:p>vendrai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0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7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2</text:p>
          </table:table-cell>
          <table:table-cell office:value-type="string">
            <text:p>poiez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3</text:p>
          </table:table-cell>
          <table:table-cell office:value-type="string">
            <text:p>pre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74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20"/>
        </table:table-row>
        <table:table-row table:style-name="ro1">
          <table:table-cell office:value-type="string">
            <text:p>B_w_01327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77</text:p>
          </table:table-cell>
          <table:table-cell office:value-type="string">
            <text:p>defende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79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281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82</text:p>
          </table:table-cell>
          <table:table-cell table:number-columns-repeated="2" office:value-type="string">
            <text:p>encomb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3</text:p>
          </table:table-cell>
          <table:table-cell office:value-type="string">
            <text:p>ist</text:p>
          </table:table-cell>
          <table:table-cell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8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8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6</text:p>
          </table:table-cell>
          <table:table-cell office:value-type="string">
            <text:p>porte</text:p>
          </table:table-cell>
          <table:table-cell office:value-type="string">
            <text:p>por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8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0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1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9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9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4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5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9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7</text:p>
          </table:table-cell>
          <table:table-cell office:value-type="string">
            <text:p>chimin</text:p>
          </table:table-cell>
          <table:table-cell office:value-type="string">
            <text:p>chem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8</text:p>
          </table:table-cell>
          <table:table-cell office:value-type="string">
            <text:p>plener</text:p>
          </table:table-cell>
          <table:table-cell office:value-type="string">
            <text:p>plenier2</text:p>
          </table:table-cell>
          <table:table-cell office:value-type="string">
            <text:p>ADJqua</text:p>
          </table:table-cell>
          <table:table-cell table:number-columns-repeated="1020"/>
        </table:table-row>
        <table:table-row table:style-name="ro1">
          <table:table-cell office:value-type="string">
            <text:p>B_w_0132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00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0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0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05</text:p>
          </table:table-cell>
          <table:table-cell office:value-type="string">
            <text:p>truva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6</text:p>
          </table:table-cell>
          <table:table-cell office:value-type="string">
            <text:p>Garnier</text:p>
          </table:table-cell>
          <table:table-cell office:value-type="string">
            <text:p>garn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09</text:p>
          </table:table-cell>
          <table:table-cell office:value-type="string">
            <text:p>Naime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1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3</text:p>
          </table:table-cell>
          <table:table-cell office:value-type="string">
            <text:p>Galtier</text:p>
          </table:table-cell>
          <table:table-cell office:value-type="string">
            <text:p>galt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15</text:p>
          </table:table-cell>
          <table:table-cell table:number-columns-repeated="2"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16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1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9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20</text:p>
          </table:table-cell>
          <table:table-cell office:value-type="string">
            <text:p>beiser</text:p>
          </table:table-cell>
          <table:table-cell office:value-type="string">
            <text:p>bais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21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2</text:p>
          </table:table-cell>
          <table:table-cell table:number-columns-repeated="2" office:value-type="string">
            <text:p>si</text:p>
          </table:table-cell>
          <table:table-cell office:value-type="string">
            <text:p>CONsub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3</text:p>
          </table:table-cell>
          <table:table-cell office:value-type="string">
            <text:p>demande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4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27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2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29</text:p>
          </table:table-cell>
          <table:table-cell table:number-columns-repeated="2" office:value-type="string">
            <text:p>ent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3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31</text:p>
          </table:table-cell>
          <table:table-cell office:value-type="string">
            <text:p>lur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32</text:p>
          </table:table-cell>
          <table:table-cell office:value-type="string">
            <text:p>respunt</text:p>
          </table:table-cell>
          <table:table-cell office:value-type="string">
            <text:p>respo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3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34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37</text:p>
          </table:table-cell>
          <table:table-cell office:value-type="string">
            <text:p>legier</text:p>
          </table:table-cell>
          <table:table-cell office:value-type="string">
            <text:p>legier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8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3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40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41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2</text:p>
          </table:table-cell>
          <table:table-cell office:value-type="string">
            <text:p>prest</text:p>
          </table:table-cell>
          <table:table-cell office:value-type="string">
            <text:p>pres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4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44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4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48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0</text:p>
          </table:table-cell>
          <table:table-cell office:value-type="string">
            <text:p>justur</text:p>
          </table:table-cell>
          <table:table-cell office:value-type="string">
            <text:p>jos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52</text:p>
          </table:table-cell>
          <table:table-cell office:value-type="string">
            <text:p>amur</text:p>
          </table:table-cell>
          <table:table-cell office:value-type="string">
            <text:p>am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3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4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6</text:p>
          </table:table-cell>
          <table:table-cell office:value-type="string">
            <text:p>trestur</text:p>
          </table:table-cell>
          <table:table-cell office:value-type="string">
            <text:p>trest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7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59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62</text:p>
          </table:table-cell>
          <table:table-cell table:number-columns-repeated="2" office:value-type="string">
            <text:p>glaiv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6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65</text:p>
          </table:table-cell>
          <table:table-cell office:value-type="string">
            <text:p>dolur</text:p>
          </table:table-cell>
          <table:table-cell office:value-type="string">
            <text:p>d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6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69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0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1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7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74</text:p>
          </table:table-cell>
          <table:table-cell office:value-type="string">
            <text:p>irrur</text:p>
          </table:table-cell>
          <table:table-cell office:value-type="string">
            <text:p>i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76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77</text:p>
          </table:table-cell>
          <table:table-cell office:value-type="string">
            <text:p>garir</text:p>
          </table:table-cell>
          <table:table-cell office:value-type="string">
            <text:p>garir|guarir|gu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78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7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8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2</text:p>
          </table:table-cell>
          <table:table-cell office:value-type="string">
            <text:p>defendur</text:p>
          </table:table-cell>
          <table:table-cell office:value-type="string">
            <text:p>defend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8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8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86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87</text:p>
          </table:table-cell>
          <table:table-cell office:value-type="string">
            <text:p>senz</text:p>
          </table:table-cell>
          <table:table-cell office:value-type="string">
            <text:p>sans|sen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88</text:p>
          </table:table-cell>
          <table:table-cell office:value-type="string">
            <text:p>ure</text:p>
          </table:table-cell>
          <table:table-cell office:value-type="string">
            <text:p>ore3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8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0</text:p>
          </table:table-cell>
          <table:table-cell office:value-type="string">
            <text:p>sujur</text:p>
          </table:table-cell>
          <table:table-cell office:value-type="string">
            <text:p>secors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1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9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3</text:p>
          </table:table-cell>
          <table:table-cell office:value-type="string">
            <text:p>enchasce</text:p>
          </table:table-cell>
          <table:table-cell office:value-type="string">
            <text:p>encha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9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397</text:p>
          </table:table-cell>
          <table:table-cell office:value-type="string">
            <text:p>valee</text:p>
          </table:table-cell>
          <table:table-cell office:value-type="string">
            <text:p>va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9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00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1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2</text:p>
          </table:table-cell>
          <table:table-cell office:value-type="string">
            <text:p>cureççuse</text:p>
          </table:table-cell>
          <table:table-cell office:value-type="string">
            <text:p>corro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3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04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0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7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8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11</text:p>
          </table:table-cell>
          <table:table-cell office:value-type="string">
            <text:p>targe</text:p>
          </table:table-cell>
          <table:table-cell office:value-type="string">
            <text:p>tar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2</text:p>
          </table:table-cell>
          <table:table-cell office:value-type="string">
            <text:p>bendee</text:p>
          </table:table-cell>
          <table:table-cell office:value-type="string">
            <text:p>mand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414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15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17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8</text:p>
          </table:table-cell>
          <table:table-cell office:value-type="string">
            <text:p>fu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1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0</text:p>
          </table:table-cell>
          <table:table-cell office:value-type="string">
            <text:p>celee</text:p>
          </table:table-cell>
          <table:table-cell office:value-type="string">
            <text:p>celee1|cele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2</text:p>
          </table:table-cell>
          <table:table-cell office:value-type="string">
            <text:p>encontrer</text:p>
          </table:table-cell>
          <table:table-cell office:value-type="string">
            <text:p>encontr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2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25</text:p>
          </table:table-cell>
          <table:table-cell office:value-type="string">
            <text:p>resdne</text:p>
          </table:table-cell>
          <table:table-cell office:value-type="string">
            <text:p>res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6</text:p>
          </table:table-cell>
          <table:table-cell office:value-type="string">
            <text:p>tiree</text:p>
          </table:table-cell>
          <table:table-cell office:value-type="string">
            <text:p>ti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2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9</text:p>
          </table:table-cell>
          <table:table-cell office:value-type="string">
            <text:p>aprosme</text:p>
          </table:table-cell>
          <table:table-cell office:value-type="string">
            <text:p>aproism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3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3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434</text:p>
          </table:table-cell>
          <table:table-cell office:value-type="string">
            <text:p>pensee</text:p>
          </table:table-cell>
          <table:table-cell office:value-type="string">
            <text:p>pens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39</text:p>
          </table:table-cell>
          <table:table-cell office:value-type="string">
            <text:p>dite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40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1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3</text:p>
          </table:table-cell>
          <table:table-cell office:value-type="string">
            <text:p>devez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3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45</text:p>
          </table:table-cell>
          <table:table-cell table:number-columns-repeated="2" office:value-type="string">
            <text:p>nu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46</text:p>
          </table:table-cell>
          <table:table-cell office:value-type="string">
            <text:p>conreer</text:p>
          </table:table-cell>
          <table:table-cell office:value-type="string">
            <text:p>chant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47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48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50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51</text:p>
          </table:table-cell>
          <table:table-cell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3</text:p>
          </table:table-cell>
          <table:table-cell office:value-type="string">
            <text:p>cras</text:p>
          </table:table-cell>
          <table:table-cell office:value-type="string">
            <text:p>cras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4</text:p>
          </table:table-cell>
          <table:table-cell office:value-type="string">
            <text:p>lard</text:p>
          </table:table-cell>
          <table:table-cell office:value-type="string">
            <text:p>laissi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55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6</text:p>
          </table:table-cell>
          <table:table-cell office:value-type="string">
            <text:p>peis</text:p>
          </table:table-cell>
          <table:table-cell office:value-type="string">
            <text:p>pais|peis|pois2|pois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7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8</text:p>
          </table:table-cell>
          <table:table-cell office:value-type="string">
            <text:p>mangereient</text:p>
          </table:table-cell>
          <table:table-cell office:value-type="string">
            <text:p>premierement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9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60</text:p>
          </table:table-cell>
          <table:table-cell office:value-type="string">
            <text:p>mil</text:p>
          </table:table-cell>
          <table:table-cell office:value-type="string">
            <text:p>mil1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1</text:p>
          </table:table-cell>
          <table:table-cell office:value-type="string">
            <text:p>mars</text:p>
          </table:table-cell>
          <table:table-cell office:value-type="string">
            <text:p>mar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63</text:p>
          </table:table-cell>
          <table:table-cell office:value-type="string">
            <text:p>orkeneis</text:p>
          </table:table-cell>
          <table:table-cell office:value-type="string">
            <text:p>espan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4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5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6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7</text:p>
          </table:table-cell>
          <table:table-cell office:value-type="string">
            <text:p>ço</text:p>
          </table:table-cell>
          <table:table-cell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69</text:p>
          </table:table-cell>
          <table:table-cell office:value-type="string">
            <text:p>mangier</text:p>
          </table:table-cell>
          <table:table-cell office:value-type="string">
            <text:p>mang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71</text:p>
          </table:table-cell>
          <table:table-cell office:value-type="string">
            <text:p>burgeis</text:p>
          </table:table-cell>
          <table:table-cell office:value-type="string">
            <text:p>borjois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7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77</text:p>
          </table:table-cell>
          <table:table-cell office:value-type="string">
            <text:p>curuciez</text:p>
          </table:table-cell>
          <table:table-cell office:value-type="string">
            <text:p>corrocier|couroucier|curecier|curuc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8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0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1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8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3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4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85</text:p>
          </table:table-cell>
          <table:table-cell office:value-type="string">
            <text:p>afichiez</text:p>
          </table:table-cell>
          <table:table-cell office:value-type="string">
            <text:p>afi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7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0</text:p>
          </table:table-cell>
          <table:table-cell office:value-type="string">
            <text:p>espuruns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1</text:p>
          </table:table-cell>
          <table:table-cell office:value-type="string">
            <text:p>dorez</text:p>
          </table:table-cell>
          <table:table-cell office:value-type="string">
            <text:p>dor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92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9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4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95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49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97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8</text:p>
          </table:table-cell>
          <table:table-cell office:value-type="string">
            <text:p>vengez</text:p>
          </table:table-cell>
          <table:table-cell office:value-type="string">
            <text:p>veng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0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1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2</text:p>
          </table:table-cell>
          <table:table-cell office:value-type="string">
            <text:p>cesta</text:p>
          </table:table-cell>
          <table:table-cell office:value-type="string">
            <text:p>ce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04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6</text:p>
          </table:table-cell>
          <table:table-cell office:value-type="string">
            <text:p>volsis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7</text:p>
          </table:table-cell>
          <table:table-cell office:value-type="string">
            <text:p>u</text:p>
          </table:table-cell>
          <table:table-cell office:value-type="string">
            <text:p>où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08</text:p>
          </table:table-cell>
          <table:table-cell office:value-type="string">
            <text:p>nun</text:p>
          </table:table-cell>
          <table:table-cell office:value-type="string">
            <text:p>non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350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1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12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1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5</text:p>
          </table:table-cell>
          <table:table-cell office:value-type="string">
            <text:p>braz</text:p>
          </table:table-cell>
          <table:table-cell office:value-type="string">
            <text:p>bra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6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18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1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21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22</text:p>
          </table:table-cell>
          <table:table-cell office:value-type="string">
            <text:p>ainceis</text:p>
          </table:table-cell>
          <table:table-cell office:value-type="string">
            <text:p>ainço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2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5</text:p>
          </table:table-cell>
          <table:table-cell office:value-type="string">
            <text:p>peus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6</text:p>
          </table:table-cell>
          <table:table-cell table:number-columns-repeated="2" office:value-type="string">
            <text:p>rele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2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28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9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3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3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6</text:p>
          </table:table-cell>
          <table:table-cell office:value-type="string">
            <text:p>aprosmez</text:p>
          </table:table-cell>
          <table:table-cell office:value-type="string">
            <text:p>aprest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7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>
            <text:p>B_w_01353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9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0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41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42</text:p>
          </table:table-cell>
          <table:table-cell office:value-type="string">
            <text:p>unk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4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546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8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9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0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51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5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5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4</text:p>
          </table:table-cell>
          <table:table-cell office:value-type="string">
            <text:p>tuchiez</text:p>
          </table:table-cell>
          <table:table-cell office:value-type="string">
            <text:p>toch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56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57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8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5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0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2</text:p>
          </table:table-cell>
          <table:table-cell office:value-type="string">
            <text:p>du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4</text:p>
          </table:table-cell>
          <table:table-cell office:value-type="string">
            <text:p>dui</text:p>
          </table:table-cell>
          <table:table-cell office:value-type="string">
            <text:p>deus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5</text:p>
          </table:table-cell>
          <table:table-cell office:value-type="string">
            <text:p>barun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6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8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9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71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7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4</text:p>
          </table:table-cell>
          <table:table-cell office:value-type="string">
            <text:p>sempres</text:p>
          </table:table-cell>
          <table:table-cell office:value-type="string">
            <text:p>semp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75</text:p>
          </table:table-cell>
          <table:table-cell office:value-type="string">
            <text:p>presenté</text:p>
          </table:table-cell>
          <table:table-cell office:value-type="string">
            <text:p>presen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7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5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8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81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2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83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4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5</text:p>
          </table:table-cell>
          <table:table-cell office:value-type="string">
            <text:p>francs</text:p>
          </table:table-cell>
          <table:table-cell office:value-type="string">
            <text:p>fra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86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8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8</text:p>
          </table:table-cell>
          <table:table-cell office:value-type="string">
            <text:p>ublient</text:p>
          </table:table-cell>
          <table:table-cell office:value-type="string">
            <text:p>oblï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8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0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1</text:p>
          </table:table-cell>
          <table:table-cell office:value-type="string">
            <text:p>aduré</text:p>
          </table:table-cell>
          <table:table-cell office:value-type="string">
            <text:p>amo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92</text:p>
          </table:table-cell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93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94</text:p>
          </table:table-cell>
          <table:table-cell office:value-type="string">
            <text:p>fe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95</text:p>
          </table:table-cell>
          <table:table-cell office:value-type="string">
            <text:p>vespre</text:p>
          </table:table-cell>
          <table:table-cell office:value-type="string">
            <text:p>vesp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96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8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9</text:p>
          </table:table-cell>
          <table:table-cell office:value-type="string">
            <text:p>culchié</text:p>
          </table:table-cell>
          <table:table-cell office:value-type="string">
            <text:p>couch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0</text:p>
          </table:table-cell>
          <table:table-cell office:value-type="string">
            <text:p>ur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0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604</text:p>
          </table:table-cell>
          <table:table-cell office:value-type="string">
            <text:p>prise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60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9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610</text:p>
          </table:table-cell>
          <table:table-cell office:value-type="string">
            <text:p>orra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12</text:p>
          </table:table-cell>
          <table:table-cell office:value-type="string">
            <text:p>itel</text:p>
          </table:table-cell>
          <table:table-cell office:value-type="string">
            <text:p>i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3</text:p>
          </table:table-cell>
          <table:table-cell office:value-type="string">
            <text:p>messagier</text:p>
          </table:table-cell>
          <table:table-cell office:value-type="string">
            <text:p>messa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14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615</text:p>
          </table:table-cell>
          <table:table-cell office:value-type="string">
            <text:p>deiven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16</text:p>
          </table:table-cell>
          <table:table-cell office:value-type="string">
            <text:p>tuit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17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18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619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20</text:p>
          </table:table-cell>
          <table:table-cell office:value-type="string">
            <text:p>pr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621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622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623</text:p>
          </table:table-cell>
          <table:table-cell office:value-type="string">
            <text:p>aida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62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2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26</text:p>
          </table:table-cell>
          <table:table-cell office:value-type="string">
            <text:p>traverser</text:p>
          </table:table-cell>
          <table:table-cell office:value-type="string">
            <text:p>traverse</text:p>
          </table:table-cell>
          <table:table-cell office:value-type="string">
            <text:p>VERinf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10/07/2016</text:date>, <text:time>00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0T00:23:57.49</dc:date>
    <dc:creator>Lucence ING</dc:creator>
    <meta:generator>OpenOffice/4.0.1$Win32 OpenOffice.org_project/401m5$Build-9714</meta:generator>
    <meta:editing-duration>PT4H54M17S</meta:editing-duration>
    <meta:editing-cycles>6</meta:editing-cycles>
    <meta:document-statistic meta:table-count="1" meta:cell-count="11321" meta:object-count="0"/>
  </office:meta>
</office:document-meta>
</file>